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stroke-dash="Long_20_Dash" svg:stroke-width="0cm" svg:stroke-color="#ff0000" draw:marker-start-width="0.252cm" draw:marker-end-width="0.252cm" draw:fill="solid" draw:fill-color="#ff0000" draw:opacity="100%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2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cm"/>
      <style:paragraph-properties style:writing-mode="lr-tb"/>
    </style:style>
    <style:style style:name="gr1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818cm"/>
      <style:paragraph-properties style:writing-mode="lr-tb"/>
    </style:style>
    <style:style style:name="gr18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P1" style:family="paragraph">
      <loext:graphic-properties draw:fill="solid" draw:fill-color="#ff0000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3pt" style:font-size-asian="13pt" style:font-size-complex="13pt"/>
    </style:style>
    <style:style style:name="P6" style:family="paragraph">
      <loext:graphic-properties draw:fill="none"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8" style:family="paragraph">
      <style:paragraph-properties fo:line-height="100%" fo:text-align="end"/>
    </style:style>
    <style:style style:name="P9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T1" style:family="text">
      <style:text-properties fo:color="#ea7500" loext:opacity="100%" fo:font-size="10pt" style:font-size-asian="10pt" style:font-size-complex="10pt"/>
    </style:style>
    <style:style style:name="T2" style:family="text">
      <style:text-properties fo:color="#ea7500" loext:opacity="100%" style:text-position="-8% 58%" fo:font-size="10pt" style:font-size-asian="10pt" style:font-size-complex="10pt"/>
    </style:style>
    <style:style style:name="T3" style:family="text">
      <style:text-properties fo:color="#3465a4" loext:opacity="100%" fo:font-size="16pt" style:font-size-asian="16pt" style:font-size-complex="16pt"/>
    </style:style>
    <style:style style:name="T4" style:family="text">
      <style:text-properties fo:color="#ff0000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32cm" svg:height="4.734cm" svg:x="4.883cm" svg:y="1.483cm" svg:viewBox="0 0 4333 4735" svg:d="M500 318v-47h18 17v47 140h-17-18zM500 563h18 17v140h-17-18zM500 808h18 17v140h-17-18zM500 1053h18 17v140h-17-18zM500 1298h18 17v140h-17-18zM500 1543h18 17v75c0 0 0 1 0 2l-11 64-17-2-17-3 10-63zM473 1783l17 2 18 3-23 138-17-2-17-3zM434 2024l17 3 18 3-23 138-17-3-17-2zM395 2266l17 3 18 3-23 138-17-3-17-2zM356 2508l17 3 18 3-23 138-17-3-17-3zM317 2750l17 3 18 3-23 138-17-3-17-3zM278 2992l17 3 18 2-23 139-17-3-17-3zM239 3234l17 3 18 2-23 139-17-3-17-3zM200 3476l17 2 18 3-23 138-17-2-17-3zM161 3718l17 2 18 3-23 138-17-2-17-3zM122 3959l17 3 18 3-23 138-17-3-17-2zM83 4201l17 3 18 3-23 138-17-3-17-3zM44 4443l17 3 18 3-23 138-17-3-17-3zM5 4685l17 3 18 3-2 9h89v17 18h-109c-4 0-7-1-9-2-3-2-5-4-7-7-1-2-2-5-2-9 0 0 0-1 0-2zM722 4735v-18-17h140v17 18zM967 4735v-18-17h140v17 18zM1212 4735v-18-17h140v17 18zM1457 4735v-18-17h140v17 18zM1702 4735v-18-17h140v17 18zM1947 4735v-18-17h140v17 18zM2192 4735v-18-17h140v17 18zM2437 4735v-18-17h140v17 18zM2682 4735v-18-17h140v17 18zM2927 4735v-18-17h140v17 18zM3172 4735v-18-17h140v17 18zM3417 4735v-18-17h140v17 18zM3662 4735v-18-17h140v17 18zM3907 4735v-18-17h140v17 18zM4152 4735v-18-17h140v17 18zM4333 4637l-17 1h-18l-3-140h18l17-1zM4239 228l-17 1h-18l-2-140h17l18-1zM4184 0v18 17h-140v-17-18zM4328 4392l-17 1h-18l-3-140h18l17-1zM4266 1453h-18l-17 1-3-140 17-1h18zM4260 1208h-17l-18 1-3-140 18-1h17zM4255 963h-17l-18 1-3-140 18-1h17zM4250 718h-18l-17 1-3-140h17l18-1zM4245 473l-18 1h-17l-3-140h17l18-1zM3939 0v18 17h-140v-17-18zM4323 4147l-18 1h-17l-3-140h17l18-1zM3694 0v18 17h-140v-17-18zM232 4735v-18-17h140v17 18zM477 4735v-18-17h140v17 18zM4318 3902l-18 1h-17l-3-140h17l18-1zM4312 3657l-17 1h-18l-3-140h18l17-1zM4307 3412l-17 1h-18l-3-140h18 17zM4302 3168h-17-18l-3-140h18 17zM4297 2923h-18-17l-3-140h17 18zM4292 2678h-18-17l-3-140h17 18zM4286 2433h-17-18l-3-140h18 17zM4281 2188h-17l-18 1-3-140 18-1h17zM4276 1943h-18l-17 1-3-140 17-1h18zM4271 1698h-18l-17 1-3-140 17-1h18zM3449 0v18 17h-140v-17-18zM3204 0v18 17h-140v-17-18zM2959 0v18 17h-140v-17-18zM2714 0v18 17h-140v-17-18zM2469 0v18 17h-140v-17-18zM2224 0v18 17h-140v-17-18zM1979 0v18 17h-140v-17-18zM1734 0v18 17h-140v-17-18zM1489 0v18 17h-140v-17-18zM1244 0v18 17h-140v-17-18zM999 0v18 17h-140v-17-18zM754 0v18 17h-140v-17-18zM500 26h18 17v140h-17-18z">
          <text:p/>
        </draw:path>
        <draw:g>
          <draw:g>
            <draw:line draw:style-name="gr2" draw:text-style-name="P2" draw:layer="layout" svg:x1="4.4cm" svg:y1="2.8cm" svg:x2="5cm" svg:y2="2.8cm">
              <text:p/>
            </draw:line>
            <draw:line draw:style-name="gr3" draw:text-style-name="P2" draw:layer="layout" svg:x1="4.5cm" svg:y1="2.8cm" svg:x2="4.2cm" svg:y2="2.3cm">
              <text:p/>
            </draw:line>
            <draw:line draw:style-name="gr3" draw:text-style-name="P2" draw:layer="layout" svg:x1="4.9cm" svg:y1="2.8cm" svg:x2="5.2cm" svg:y2="2.3cm">
              <text:p/>
            </draw:line>
            <draw:line draw:style-name="gr3" draw:text-style-name="P2" draw:layer="layout" svg:x1="4.7cm" svg:y1="3.3cm" svg:x2="4.7cm" svg:y2="2.8cm">
              <text:p/>
            </draw:line>
            <draw:line draw:style-name="gr3" draw:text-style-name="P2" draw:layer="layout" svg:x1="3.7cm" svg:y1="2.3cm" svg:x2="4.2cm" svg:y2="2.3cm">
              <text:p/>
            </draw:line>
            <draw:line draw:style-name="gr3" draw:text-style-name="P2" draw:layer="layout" svg:x1="5.2cm" svg:y1="2.3cm" svg:x2="5.7cm" svg:y2="2.3cm">
              <text:p/>
            </draw:line>
            <draw:custom-shape draw:style-name="gr4" draw:text-style-name="P3" draw:layer="layout" svg:width="0.2cm" svg:height="0.2cm" draw:transform="rotate (2.60123871717235) translate (5.068cm 2.674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5" draw:text-style-name="P4" draw:layer="layout" svg:x1="6.9cm" svg:y1="5.6cm" svg:x2="8.7cm" svg:y2="5.6cm">
          <text:p/>
        </draw:line>
        <draw:g>
          <draw:g>
            <draw:line draw:style-name="gr2" draw:text-style-name="P2" draw:layer="layout" svg:x1="5.6cm" svg:y1="5.1cm" svg:x2="6.2cm" svg:y2="5.1cm">
              <text:p/>
            </draw:line>
            <draw:line draw:style-name="gr3" draw:text-style-name="P2" draw:layer="layout" svg:x1="5.7cm" svg:y1="5.1cm" svg:x2="5.4cm" svg:y2="5.6cm">
              <text:p/>
            </draw:line>
            <draw:line draw:style-name="gr3" draw:text-style-name="P2" draw:layer="layout" svg:x1="6.1cm" svg:y1="5.1cm" svg:x2="6.4cm" svg:y2="5.6cm">
              <text:p/>
            </draw:line>
            <draw:line draw:style-name="gr3" draw:text-style-name="P2" draw:layer="layout" svg:x1="5.9cm" svg:y1="4.6cm" svg:x2="5.9cm" svg:y2="5.1cm">
              <text:p/>
            </draw:line>
            <draw:line draw:style-name="gr3" draw:text-style-name="P2" draw:layer="layout" svg:x1="4.9cm" svg:y1="5.6cm" svg:x2="5.4cm" svg:y2="5.6cm">
              <text:p/>
            </draw:line>
            <draw:line draw:style-name="gr3" draw:text-style-name="P2" draw:layer="layout" svg:x1="6.4cm" svg:y1="5.6cm" svg:x2="6.9cm" svg:y2="5.6cm">
              <text:p/>
            </draw:line>
            <draw:custom-shape draw:style-name="gr4" draw:text-style-name="P3" draw:layer="layout" svg:width="0.2cm" svg:height="0.2cm" draw:transform="rotate (-0.540353936417445) translate (6.206cm 5.22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" draw:text-style-name="P5" draw:layer="layout" svg:width="0.972cm" svg:height="0.725cm" svg:x="4.2cm" svg:y="1.6cm">
          <draw:text-box>
            <text:p><text:span text:style-name="T1">Q1</text:span></text:p>
          </draw:text-box>
        </draw:frame>
        <draw:frame draw:style-name="gr6" draw:text-style-name="P5" draw:layer="layout" svg:width="0.972cm" svg:height="0.725cm" svg:x="5.428cm" svg:y="5.575cm">
          <draw:text-box>
            <text:p><text:span text:style-name="T1">Q2</text:span></text:p>
          </draw:text-box>
        </draw:frame>
        <draw:g>
          <draw:line draw:style-name="gr7" draw:text-style-name="P2" draw:layer="layout" svg:x1="6cm" svg:y1="2.3cm" svg:x2="6.4cm" svg:y2="2.3cm">
            <text:p/>
          </draw:line>
          <draw:line draw:style-name="gr7" draw:text-style-name="P2" draw:layer="layout" svg:x1="6.4cm" svg:y1="2.3cm" svg:x2="6.5cm" svg:y2="2.5cm">
            <text:p/>
          </draw:line>
          <draw:line draw:style-name="gr7" draw:text-style-name="P2" draw:layer="layout" svg:x1="6.7cm" svg:y1="2.1cm" svg:x2="6.5cm" svg:y2="2.5cm">
            <text:p/>
          </draw:line>
          <draw:line draw:style-name="gr7" draw:text-style-name="P2" draw:layer="layout" svg:x1="6.7cm" svg:y1="2.1cm" svg:x2="6.9cm" svg:y2="2.5cm">
            <text:p/>
          </draw:line>
          <draw:line draw:style-name="gr7" draw:text-style-name="P2" draw:layer="layout" svg:x1="7.1cm" svg:y1="2.1cm" svg:x2="6.9cm" svg:y2="2.5cm">
            <text:p/>
          </draw:line>
          <draw:line draw:style-name="gr7" draw:text-style-name="P2" draw:layer="layout" svg:x1="7.1cm" svg:y1="2.1cm" svg:x2="7.3cm" svg:y2="2.5cm">
            <text:p/>
          </draw:line>
          <draw:line draw:style-name="gr7" draw:text-style-name="P2" draw:layer="layout" svg:x1="7.5cm" svg:y1="2.1cm" svg:x2="7.3cm" svg:y2="2.5cm">
            <text:p/>
          </draw:line>
          <draw:line draw:style-name="gr7" draw:text-style-name="P2" draw:layer="layout" svg:x1="7.5cm" svg:y1="2.1cm" svg:x2="7.6cm" svg:y2="2.3cm">
            <text:p/>
          </draw:line>
          <draw:line draw:style-name="gr7" draw:text-style-name="P2" draw:layer="layout" svg:x1="7.6cm" svg:y1="2.3cm" svg:x2="8cm" svg:y2="2.3cm">
            <text:p/>
          </draw:line>
        </draw:g>
        <draw:g>
          <draw:line draw:style-name="gr7" draw:text-style-name="P2" draw:layer="layout" svg:x1="5.9cm" svg:y1="4.3cm" svg:x2="5.9cm" svg:y2="3.9cm">
            <text:p/>
          </draw:line>
          <draw:line draw:style-name="gr7" draw:text-style-name="P2" draw:layer="layout" svg:x1="5.9cm" svg:y1="3.9cm" svg:x2="6.1cm" svg:y2="3.8cm">
            <text:p/>
          </draw:line>
          <draw:line draw:style-name="gr7" draw:text-style-name="P2" draw:layer="layout" svg:x1="5.7cm" svg:y1="3.6cm" svg:x2="6.1cm" svg:y2="3.8cm">
            <text:p/>
          </draw:line>
          <draw:line draw:style-name="gr7" draw:text-style-name="P2" draw:layer="layout" svg:x1="5.7cm" svg:y1="3.6cm" svg:x2="6.1cm" svg:y2="3.4cm">
            <text:p/>
          </draw:line>
          <draw:line draw:style-name="gr7" draw:text-style-name="P2" draw:layer="layout" svg:x1="5.7cm" svg:y1="3.2cm" svg:x2="6.1cm" svg:y2="3.4cm">
            <text:p/>
          </draw:line>
          <draw:line draw:style-name="gr7" draw:text-style-name="P2" draw:layer="layout" svg:x1="5.7cm" svg:y1="3.2cm" svg:x2="6.1cm" svg:y2="3cm">
            <text:p/>
          </draw:line>
          <draw:line draw:style-name="gr7" draw:text-style-name="P2" draw:layer="layout" svg:x1="5.7cm" svg:y1="2.8cm" svg:x2="6.1cm" svg:y2="3cm">
            <text:p/>
          </draw:line>
          <draw:line draw:style-name="gr7" draw:text-style-name="P2" draw:layer="layout" svg:x1="5.7cm" svg:y1="2.8cm" svg:x2="5.9cm" svg:y2="2.7cm">
            <text:p/>
          </draw:line>
          <draw:line draw:style-name="gr7" draw:text-style-name="P2" draw:layer="layout" svg:x1="5.9cm" svg:y1="2.7cm" svg:x2="5.9cm" svg:y2="2.3cm">
            <text:p/>
          </draw:line>
        </draw:g>
        <draw:g>
          <draw:line draw:style-name="gr7" draw:text-style-name="P2" draw:layer="layout" svg:x1="5.9cm" svg:y1="4.3cm" svg:x2="6.3cm" svg:y2="4.3cm">
            <text:p/>
          </draw:line>
          <draw:line draw:style-name="gr7" draw:text-style-name="P2" draw:layer="layout" svg:x1="6.3cm" svg:y1="4.3cm" svg:x2="6.4cm" svg:y2="4.5cm">
            <text:p/>
          </draw:line>
          <draw:line draw:style-name="gr7" draw:text-style-name="P2" draw:layer="layout" svg:x1="6.6cm" svg:y1="4.1cm" svg:x2="6.4cm" svg:y2="4.5cm">
            <text:p/>
          </draw:line>
          <draw:line draw:style-name="gr7" draw:text-style-name="P2" draw:layer="layout" svg:x1="6.6cm" svg:y1="4.1cm" svg:x2="6.8cm" svg:y2="4.5cm">
            <text:p/>
          </draw:line>
          <draw:line draw:style-name="gr7" draw:text-style-name="P2" draw:layer="layout" svg:x1="7cm" svg:y1="4.1cm" svg:x2="6.8cm" svg:y2="4.5cm">
            <text:p/>
          </draw:line>
          <draw:line draw:style-name="gr7" draw:text-style-name="P2" draw:layer="layout" svg:x1="7cm" svg:y1="4.1cm" svg:x2="7.2cm" svg:y2="4.5cm">
            <text:p/>
          </draw:line>
          <draw:line draw:style-name="gr7" draw:text-style-name="P2" draw:layer="layout" svg:x1="7.4cm" svg:y1="4.1cm" svg:x2="7.2cm" svg:y2="4.5cm">
            <text:p/>
          </draw:line>
          <draw:line draw:style-name="gr7" draw:text-style-name="P2" draw:layer="layout" svg:x1="7.4cm" svg:y1="4.1cm" svg:x2="7.5cm" svg:y2="4.3cm">
            <text:p/>
          </draw:line>
          <draw:line draw:style-name="gr7" draw:text-style-name="P2" draw:layer="layout" svg:x1="7.5cm" svg:y1="4.3cm" svg:x2="7.9cm" svg:y2="4.3cm">
            <text:p/>
          </draw:line>
        </draw:g>
        <draw:g>
          <draw:line draw:style-name="gr3" draw:text-style-name="P2" draw:layer="layout" svg:x1="7.5cm" svg:y1="4.6cm" svg:x2="8.3cm" svg:y2="4.6cm">
            <text:p/>
          </draw:line>
          <draw:line draw:style-name="gr3" draw:text-style-name="P2" draw:layer="layout" svg:x1="7.5cm" svg:y1="4.6cm" svg:x2="7.9cm" svg:y2="5.1cm">
            <text:p/>
          </draw:line>
          <draw:line draw:style-name="gr3" draw:text-style-name="P2" draw:layer="layout" svg:x1="7.9cm" svg:y1="4.6cm" svg:x2="7.9cm" svg:y2="4.3cm">
            <text:p/>
          </draw:line>
          <draw:line draw:style-name="gr3" draw:text-style-name="P2" draw:layer="layout" svg:x1="8.3cm" svg:y1="4.6cm" svg:x2="7.9cm" svg:y2="5.1cm">
            <text:p/>
          </draw:line>
        </draw:g>
        <draw:line draw:style-name="gr5" draw:text-style-name="P4" draw:layer="layout" svg:x1="1.7cm" svg:y1="6.8cm" svg:x2="9.9cm" svg:y2="6.8cm">
          <text:p/>
        </draw:line>
        <draw:line draw:style-name="gr5" draw:text-style-name="P4" draw:layer="layout" svg:x1="4.7cm" svg:y1="5.6cm" svg:x2="4.7cm" svg:y2="3.3cm">
          <text:p/>
        </draw:line>
        <draw:line draw:style-name="gr5" draw:text-style-name="P4" draw:layer="layout" svg:x1="1.7cm" svg:y1="6.8cm" svg:x2="1.7cm" svg:y2="6.1cm">
          <text:p/>
        </draw:line>
        <draw:line draw:style-name="gr5" draw:text-style-name="P4" draw:layer="layout" svg:x1="5.9cm" svg:y1="4.7cm" svg:x2="5.9cm" svg:y2="4.3cm">
          <text:p/>
        </draw:line>
        <draw:frame draw:style-name="gr8" draw:text-style-name="P5" draw:layer="layout" svg:width="0.951cm" svg:height="0.725cm" svg:x="6cm" svg:y="3cm">
          <draw:text-box>
            <text:p><text:span text:style-name="T1">R1</text:span></text:p>
          </draw:text-box>
        </draw:frame>
        <draw:frame draw:style-name="gr8" draw:text-style-name="P5" draw:layer="layout" svg:width="0.951cm" svg:height="0.725cm" svg:x="6.5cm" svg:y="4.475cm">
          <draw:text-box>
            <text:p><text:span text:style-name="T1">R2</text:span></text:p>
          </draw:text-box>
        </draw:frame>
        <draw:frame draw:style-name="gr9" draw:text-style-name="P5" draw:layer="layout" svg:width="1.04cm" svg:height="0.725cm" svg:x="6.56cm" svg:y="1.475cm">
          <draw:text-box>
            <text:p><text:span text:style-name="T1">R</text:span><text:span text:style-name="T2">SC</text:span></text:p>
          </draw:text-box>
        </draw:frame>
        <draw:custom-shape draw:style-name="gr10" draw:text-style-name="P6" draw:layer="layout" svg:width="0.2cm" svg:height="0.2cm" svg:x="10.4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cm" svg:height="0.2cm" svg:x="1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.7cm" svg:y1="2.3cm" svg:x2="3.7cm" svg:y2="2.3cm">
          <text:p/>
        </draw:line>
        <draw:frame draw:style-name="gr11" draw:text-style-name="P5" draw:layer="layout" svg:width="0.938cm" svg:height="0.725cm" svg:x="0.662cm" svg:y="1.948cm">
          <draw:text-box>
            <text:p><text:span text:style-name="T1">V</text:span><text:span text:style-name="T2">IN</text:span></text:p>
          </draw:text-box>
        </draw:frame>
        <draw:frame draw:style-name="gr12" draw:text-style-name="P5" draw:layer="layout" svg:width="1.163cm" svg:height="0.725cm" svg:x="10.462cm" svg:y="1.975cm">
          <draw:text-box>
            <text:p><text:span text:style-name="T1">V</text:span><text:span text:style-name="T2">OUT</text:span></text:p>
          </draw:text-box>
        </draw:frame>
        <draw:line draw:style-name="gr5" draw:text-style-name="P4" draw:layer="layout" svg:x1="8.7cm" svg:y1="5.6cm" svg:x2="8.7cm" svg:y2="2.3cm">
          <text:p/>
        </draw:line>
        <draw:line draw:style-name="gr5" draw:text-style-name="P4" draw:layer="layout" svg:x1="8cm" svg:y1="2.3cm" svg:x2="10.4cm" svg:y2="2.3cm">
          <text:p/>
        </draw:line>
        <draw:g>
          <draw:line draw:style-name="gr7" draw:text-style-name="P2" draw:layer="layout" svg:x1="9.9cm" svg:y1="6.8cm" svg:x2="9.9cm" svg:y2="6.4cm">
            <text:p/>
          </draw:line>
          <draw:line draw:style-name="gr7" draw:text-style-name="P2" draw:layer="layout" svg:x1="9.9cm" svg:y1="6.4cm" svg:x2="10.1cm" svg:y2="6.3cm">
            <text:p/>
          </draw:line>
          <draw:line draw:style-name="gr7" draw:text-style-name="P2" draw:layer="layout" svg:x1="9.7cm" svg:y1="6.1cm" svg:x2="10.1cm" svg:y2="6.3cm">
            <text:p/>
          </draw:line>
          <draw:line draw:style-name="gr7" draw:text-style-name="P2" draw:layer="layout" svg:x1="9.7cm" svg:y1="6.1cm" svg:x2="10.1cm" svg:y2="5.9cm">
            <text:p/>
          </draw:line>
          <draw:line draw:style-name="gr7" draw:text-style-name="P2" draw:layer="layout" svg:x1="9.7cm" svg:y1="5.7cm" svg:x2="10.1cm" svg:y2="5.9cm">
            <text:p/>
          </draw:line>
          <draw:line draw:style-name="gr7" draw:text-style-name="P2" draw:layer="layout" svg:x1="9.7cm" svg:y1="5.7cm" svg:x2="10.1cm" svg:y2="5.5cm">
            <text:p/>
          </draw:line>
          <draw:line draw:style-name="gr7" draw:text-style-name="P2" draw:layer="layout" svg:x1="9.7cm" svg:y1="5.3cm" svg:x2="10.1cm" svg:y2="5.5cm">
            <text:p/>
          </draw:line>
          <draw:line draw:style-name="gr7" draw:text-style-name="P2" draw:layer="layout" svg:x1="9.7cm" svg:y1="5.3cm" svg:x2="9.9cm" svg:y2="5.2cm">
            <text:p/>
          </draw:line>
          <draw:line draw:style-name="gr7" draw:text-style-name="P2" draw:layer="layout" svg:x1="9.9cm" svg:y1="5.2cm" svg:x2="9.9cm" svg:y2="4.8cm">
            <text:p/>
          </draw:line>
        </draw:g>
        <draw:g>
          <draw:line draw:style-name="gr7" draw:text-style-name="P2" draw:layer="layout" svg:x1="9.9cm" svg:y1="8.8cm" svg:x2="9.9cm" svg:y2="8.4cm">
            <text:p/>
          </draw:line>
          <draw:line draw:style-name="gr7" draw:text-style-name="P2" draw:layer="layout" svg:x1="9.9cm" svg:y1="8.4cm" svg:x2="10.1cm" svg:y2="8.3cm">
            <text:p/>
          </draw:line>
          <draw:line draw:style-name="gr7" draw:text-style-name="P2" draw:layer="layout" svg:x1="9.7cm" svg:y1="8.1cm" svg:x2="10.1cm" svg:y2="8.3cm">
            <text:p/>
          </draw:line>
          <draw:line draw:style-name="gr7" draw:text-style-name="P2" draw:layer="layout" svg:x1="9.7cm" svg:y1="8.1cm" svg:x2="10.1cm" svg:y2="7.9cm">
            <text:p/>
          </draw:line>
          <draw:line draw:style-name="gr7" draw:text-style-name="P2" draw:layer="layout" svg:x1="9.7cm" svg:y1="7.7cm" svg:x2="10.1cm" svg:y2="7.9cm">
            <text:p/>
          </draw:line>
          <draw:line draw:style-name="gr7" draw:text-style-name="P2" draw:layer="layout" svg:x1="9.7cm" svg:y1="7.7cm" svg:x2="10.1cm" svg:y2="7.5cm">
            <text:p/>
          </draw:line>
          <draw:line draw:style-name="gr7" draw:text-style-name="P2" draw:layer="layout" svg:x1="9.7cm" svg:y1="7.3cm" svg:x2="10.1cm" svg:y2="7.5cm">
            <text:p/>
          </draw:line>
          <draw:line draw:style-name="gr7" draw:text-style-name="P2" draw:layer="layout" svg:x1="9.7cm" svg:y1="7.3cm" svg:x2="9.9cm" svg:y2="7.2cm">
            <text:p/>
          </draw:line>
          <draw:line draw:style-name="gr7" draw:text-style-name="P2" draw:layer="layout" svg:x1="9.9cm" svg:y1="7.2cm" svg:x2="9.9cm" svg:y2="6.8cm">
            <text:p/>
          </draw:line>
        </draw:g>
        <draw:g>
          <draw:line draw:style-name="gr3" draw:text-style-name="P2" draw:layer="layout" svg:x1="2.2cm" svg:y1="4.6cm" svg:x2="2.2cm" svg:y2="6.6cm">
            <text:p/>
          </draw:line>
          <draw:line draw:style-name="gr3" draw:text-style-name="P2" draw:layer="layout" svg:x1="2.2cm" svg:y1="4.6cm" svg:x2="4.2cm" svg:y2="5.6cm">
            <text:p/>
          </draw:line>
          <draw:line draw:style-name="gr3" draw:text-style-name="P2" draw:layer="layout" svg:x1="2.2cm" svg:y1="6.6cm" svg:x2="4.2cm" svg:y2="5.6cm">
            <text:p/>
          </draw:line>
          <draw:frame draw:style-name="gr13" draw:text-style-name="P7" draw:layer="layout" svg:width="0.832cm" svg:height="0.878cm" svg:x="2.089cm" svg:y="4.665cm">
            <draw:text-box>
              <text:p><text:span text:style-name="T3">+</text:span></text:p>
            </draw:text-box>
          </draw:frame>
          <draw:frame draw:style-name="gr14" draw:text-style-name="P9" draw:layer="layout" svg:width="0.688cm" svg:height="0.878cm" svg:x="2.14cm" svg:y="5.625cm">
            <draw:text-box>
              <text:p text:style-name="P8"><text:span text:style-name="T3">-</text:span></text:p>
            </draw:text-box>
          </draw:frame>
          <draw:line draw:style-name="gr3" draw:text-style-name="P2" draw:layer="layout" svg:x1="1.7cm" svg:y1="5.1cm" svg:x2="2.2cm" svg:y2="5.1cm">
            <text:p/>
          </draw:line>
          <draw:line draw:style-name="gr3" draw:text-style-name="P2" draw:layer="layout" svg:x1="1.7cm" svg:y1="6.1cm" svg:x2="2.2cm" svg:y2="6.1cm">
            <text:p/>
          </draw:line>
          <draw:line draw:style-name="gr3" draw:text-style-name="P2" draw:layer="layout" svg:x1="4.2cm" svg:y1="5.6cm" svg:x2="4.7cm" svg:y2="5.6cm">
            <text:p/>
          </draw:line>
        </draw:g>
        <draw:g>
          <draw:line draw:style-name="gr3" draw:text-style-name="P2" draw:layer="layout" svg:x1="9.5cm" svg:y1="9cm" svg:x2="10.3cm" svg:y2="9cm">
            <text:p/>
          </draw:line>
          <draw:line draw:style-name="gr3" draw:text-style-name="P2" draw:layer="layout" svg:x1="9.5cm" svg:y1="9cm" svg:x2="9.9cm" svg:y2="9.5cm">
            <text:p/>
          </draw:line>
          <draw:line draw:style-name="gr3" draw:text-style-name="P2" draw:layer="layout" svg:x1="9.9cm" svg:y1="9cm" svg:x2="9.9cm" svg:y2="8.7cm">
            <text:p/>
          </draw:line>
          <draw:line draw:style-name="gr3" draw:text-style-name="P2" draw:layer="layout" svg:x1="10.3cm" svg:y1="9cm" svg:x2="9.9cm" svg:y2="9.5cm">
            <text:p/>
          </draw:line>
        </draw:g>
        <draw:line draw:style-name="gr5" draw:text-style-name="P4" draw:layer="layout" svg:x1="9.9cm" svg:y1="4.8cm" svg:x2="9.9cm" svg:y2="2.3cm">
          <text:p/>
        </draw:line>
        <draw:frame draw:style-name="gr15" draw:text-style-name="P5" draw:layer="layout" svg:width="1.141cm" svg:height="0.725cm" svg:x="0.462cm" svg:y="4.775cm">
          <draw:text-box>
            <text:p><text:span text:style-name="T1">V</text:span><text:span text:style-name="T2">REF</text:span></text:p>
          </draw:text-box>
        </draw:frame>
        <draw:line draw:style-name="gr5" draw:text-style-name="P4" draw:layer="layout" svg:x1="5.7cm" svg:y1="2.3cm" svg:x2="6.2cm" svg:y2="2.3cm">
          <text:p/>
        </draw:line>
        <draw:line draw:style-name="gr5" draw:text-style-name="P4" draw:layer="layout" svg:x1="4.7cm" svg:y1="5.6cm" svg:x2="5.2cm" svg:y2="5.6cm">
          <text:p/>
        </draw:line>
        <draw:frame draw:style-name="gr16" draw:text-style-name="P5" draw:layer="layout" svg:width="1.129cm" svg:height="0.725cm" svg:x="10cm" svg:y="5.5cm">
          <draw:text-box>
            <text:p><text:span text:style-name="T1">R</text:span><text:span text:style-name="T2">FB1</text:span></text:p>
          </draw:text-box>
        </draw:frame>
        <draw:frame draw:style-name="gr16" draw:text-style-name="P5" draw:layer="layout" svg:width="1.129cm" svg:height="0.725cm" svg:x="9.971cm" svg:y="7.5cm">
          <draw:text-box>
            <text:p><text:span text:style-name="T1">R</text:span><text:span text:style-name="T2">FB2</text:span></text:p>
          </draw:text-box>
        </draw:frame>
        <draw:frame draw:style-name="gr17" draw:text-style-name="P11" draw:layer="layout" svg:width="2.318cm" svg:height="1.205cm" svg:x="3.9cm" svg:y="0.3cm">
          <draw:text-box>
            <text:p text:style-name="P10"><text:span text:style-name="T4">Foldback current</text:span><text:span text:style-name="T4"><text:line-break/></text:span><text:span text:style-name="T4">limiting</text:span><text:span text:style-name="T4"><text:line-break/></text:span><text:span text:style-name="T4">circuit</text:span></text:p>
          </draw:text-box>
        </draw:frame>
        <draw:line draw:style-name="gr18" draw:text-style-name="P4" draw:layer="layout" svg:x1="5.6cm" svg:y1="0.8cm" svg:x2="6.2cm" svg:y2="1.5cm">
          <text:p/>
        </draw:line>
        <draw:custom-shape draw:style-name="gr10" draw:text-style-name="P6" draw:layer="layout" svg:width="0.2cm" svg:height="0.2cm" svg:x="1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4.6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5.8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5.8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8.6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8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8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31T08:41:26.394000000</meta:creation-date>
    <dc:date>2021-08-31T14:35:11.801000000</dc:date>
    <meta:editing-duration>PT18M49S</meta:editing-duration>
    <meta:editing-cycles>11</meta:editing-cycles>
    <meta:generator>LibreOffice/7.1.4.2$Windows_X86_64 LibreOffice_project/a529a4fab45b75fefc5b6226684193eb000654f6</meta:generator>
    <meta:document-statistic meta:object-count="120"/>
  </office:meta>
</office:document-meta>
</file>